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twas Kontext:</text:p>
      <text:p text:style-name="Text_20_body">Brissot wurde irgendwann Anqalt. Die Lehre, dass Eigentum Diebstahl sei, die später dur Proudhon berühmt werden sollte, bildete die Kerntese seines Buches. <text:s/>1783 wollte er in London ein Lyzeum erschaffen, in dem sich alle Gelehrte Europa gegenseitig über gewonnene Erkenntnisse informieren können. Wegen finanzielle Streitigkeiten kam er in Schuldhaft. Wieder in Frankreich wurde er beschuldigt ein Pamphlet gegen die Königein Marie-Antoinette verfasst zu haben und in der Bastille inhaftiert. Weil seine Frau bei der Familie des Herzogs Lous-Philippe von Orleans als Hauslehrerin angestellt war, kam er nach vier Monaten wieder raus und wurde dann Anwalt im Dienst des Herzogs und war als solcher im Brabanter Aufstand unterwegs. Dann wurde die Anwaltskanzeil in einen Komplott verwickelt (die Orleans hassten die Königin), Brissot floh nach London, lernte Abolitionisten kennen und gründete in Frankreich die „Gesellschaft der Freunde der Schwarzen“ also gegen Sklavenhandel. Die Wahlen der Generalstände in Frankreich finden statt, er veröffentlicht viele revolutionäre Schriften und verpasst nur knapp den Einzug zum Abgeordneten. Er gründet die republikanische Zeitung „le Patriote francais“, die ihn zum immer gut informierten Journalisten und in den Stadtrat verhalf. Dort bekam er am 14.7.1789 symbolisch von den Aufständischen den Schlüssel der Bastille überreicht. Obwohl er nicht zur Nationalversammlung gehörte berieg man ihn als Publizist in deren Verfassungsausschuss. Im Antisklavenclub war er bis 1791 Präsident und veröffentlichte thematische Bücher. Im Juni wurde die königliche Familie auf der Flucht erfasst und er verfasste eine Petition zur Absetzung des Königs. Diese wurde auf dem Marsfeld verlesen, welches zum Blutigen Massager auf dem Marsfeld führte. Gegen den politischen Willen der Royalisten wurde er als einer der wenigen in die gesetzgebende Versammlung gewählt. Seine Auslandserfahrungen in London ermöglichten ihm auf die französische Außenpolitik einzuwirken und so eröffnete er einen Kreuzzug für die allgemeine Freiheit. Am 20. April 1792 erstmal gegen Österreich. Er wurde Wortführer seiner Gruppe, den Brissotins, die später zu Girondisten genannt wurden. Der Namenswandel symbolisiert den Verfall seiner Glaubwürdigkeit: </text:p>
      <text:p text:style-name="Text_20_body">Die frühen Rückschläge der französischen Truppen, die schlecht abgestimmte Politik der Regierung und Brissots zögernde Haltung im Fall Lafayette, ein französischer Offizier, das Bindeglied zwischen der amerikanischen und französischen Revolution wurde angeklagt dem König bei der Flucht geholfen zu haben. Er war abwesend bei der blutige Erstürmung der Tuilerien (durch die Schweizergarde geschützte Königsresidenz), der Abschaffung des Königtums, verurteilte das Septembermassaker. Robespierre bezichtigte ihn am 1. September vor der Pariser Kommune des Verr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e </meta:initial-creator>
    <meta:creation-date>2013-02-28T13:54:42</meta:creation-date>
    <dc:date>2013-02-28T13:54:56</dc:date>
    <dc:creator>one </dc:creator>
    <meta:editing-duration>P0D</meta:editing-duration>
    <meta:editing-cycles>1</meta:editing-cycles>
    <meta:document-statistic meta:table-count="0" meta:image-count="0" meta:object-count="0" meta:page-count="1" meta:paragraph-count="3" meta:word-count="393" meta:character-count="2839" meta:non-whitespace-character-count="2447"/>
    <meta:generator>LibreOffice/3.5$Linux_x86 LibreOffice_project/350m1$Build-2</meta:generator>
  </office:meta>
</office:document-meta>
</file>